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706cm" svg:stroke-color="#55308d" draw:marker-start-width="1.252cm" draw:marker-end-width="1.252cm" draw:fill="none" draw:textarea-vertical-align="middle" fo:padding-top="0.471cm" fo:padding-bottom="0.471cm" fo:padding-left="0.596cm" fo:padding-right="0.596cm"/>
    </style:style>
    <style:style style:name="gr2" style:family="graphic" style:parent-style-name="standard">
      <style:graphic-properties draw:stroke="none" svg:stroke-color="#55308d" draw:fill-color="#55308d" draw:textarea-horizontal-align="justify" draw:textarea-vertical-align="middle" draw:auto-grow-height="false" fo:min-height="1.562cm" fo:min-width="1.75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55308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4cm" svg:y1="0.5cm" svg:x2="2.4cm" svg:y2="9.3cm">
          <text:p/>
        </draw:line>
        <draw:line draw:style-name="gr1" draw:text-style-name="P1" draw:layer="layout" svg:x1="9.1cm" svg:y1="2.5cm" svg:x2="0.6cm" svg:y2="2.5cm">
          <text:p/>
        </draw:line>
        <draw:custom-shape draw:style-name="gr2" draw:text-style-name="P2" draw:layer="layout" svg:width="4.505cm" svg:height="3.622cm" svg:x="3.695cm" svg:y="4.078cm">
          <text:p/>
          <draw:enhanced-geometry svg:viewBox="0 0 21600 21600" draw:glue-points="10800 0 5400 10800 10800 21600 16200 10800" draw:text-areas="5400 10800 16200 21600" draw:mirror-horizontal="false" draw:mirror-vertical="false" draw:type="flowchart-extract" draw:enhanced-path="M 10800 0 L 21600 21600 0 21600 1080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uk" fo:country="U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4-26T09:39:23.855686481</meta:creation-date>
    <dc:date>2022-12-09T16:01:03.098699533</dc:date>
    <meta:editing-duration>PT56M6S</meta:editing-duration>
    <meta:editing-cycles>9</meta:editing-cycles>
    <meta:generator>LibreOffice/7.3.7.2$Linux_X86_64 LibreOffice_project/30$Build-2</meta:generator>
    <meta:document-statistic meta:object-count="3"/>
  </office:meta>
</office:document-meta>
</file>